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47200" draw:opacity="38%" draw:textarea-horizontal-align="justify" draw:textarea-vertical-align="middle" draw:auto-grow-height="false" fo:min-height="2.733cm" fo:min-width="2.478cm"/>
      <style:paragraph-properties style:writing-mode="lr-tb"/>
    </style:style>
    <style:style style:name="gr2" style:family="graphic" style:parent-style-name="standard">
      <style:graphic-properties svg:stroke-color="#000000" draw:opacity="38%" draw:textarea-horizontal-align="justify" draw:textarea-vertical-align="middle" draw:auto-grow-height="false" fo:min-height="2.733cm" fo:min-width="2.478cm"/>
      <style:paragraph-properties style:writing-mode="lr-tb"/>
    </style:style>
    <style:style style:name="gr3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0.784cm"/>
      <style:paragraph-properties style:writing-mode="lr-tb"/>
    </style:style>
    <style:style style:name="gr5" style:family="graphic" style:parent-style-name="standard">
      <style:graphic-properties draw:stroke="none" draw:fill="none" fo:min-height="0.915cm"/>
      <style:paragraph-properties style:writing-mode="lr-tb"/>
    </style:style>
    <style:style style:name="gr6" style:family="graphic" style:parent-style-name="standard">
      <style:graphic-properties draw:stroke="none" draw:fill="none" fo:min-height="0.979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47200" draw:opacity="38%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978cm" svg:height="2.983cm" svg:x="2.802cm" svg:y="3.62cm">
          <text:p text:style-name="P1">CDF</text:p>
          <text:p text:style-name="P1">(CMF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78cm" svg:height="2.983cm" svg:x="10.802cm" svg:y="3.62cm">
          <text:p text:style-name="P1">CD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78cm" svg:height="2.983cm" svg:x="10.802cm" svg:y="9.62cm">
          <text:p text:style-name="P1">PDF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78cm" svg:height="2.983cm" svg:x="2.802cm" svg:y="9.62cm">
          <text:p text:style-name="P1">PMF</text:p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4.923cm" svg:height="4.844cm" draw:transform="skewX (-0.26790804018113) rotate (0.66182885235625) translate (4.32999999892202cm 3.42199999919562cm)" svg:viewBox="0 0 4924 4845" svg:d="M0 0c4891 0 4924 4845 4924 4845">
          <text:p/>
        </draw:path>
        <draw:path draw:style-name="gr3" draw:text-style-name="P4" draw:layer="layout" svg:width="1.963cm" svg:height="2.001cm" draw:transform="skewX (-0.133866753627965) rotate (-0.8004079949646) translate (12.9361291999764cm 6.63981343443154cm)" svg:viewBox="0 0 1964 2002" svg:d="M0 0c1949 0 1964 2002 1964 2002">
          <text:p/>
        </draw:path>
        <draw:path draw:style-name="gr3" draw:text-style-name="P4" draw:layer="layout" svg:width="1.963cm" svg:height="2.001cm" draw:transform="skewX (-0.133866753627965) rotate (-0.8004079949646) translate (4.91212919997637cm 6.62681343443154cm)" svg:viewBox="0 0 1964 2002" svg:d="M0 0c1949 0 1964 2002 1964 2002">
          <text:p/>
        </draw:path>
        <draw:path draw:style-name="gr3" draw:text-style-name="P4" draw:layer="layout" svg:width="1.963cm" svg:height="2.001cm" draw:transform="skewX (-0.133866753627965) rotate (2.27521121289981) translate (11.5408957482346cm 9.62618121859478cm)" svg:viewBox="0 0 1964 2002" svg:d="M0 0c1949 0 1964 2002 1964 2002">
          <text:p/>
        </draw:path>
        <draw:path draw:style-name="gr3" draw:text-style-name="P4" draw:layer="layout" svg:width="1.963cm" svg:height="2.001cm" draw:transform="skewX (-0.133866753627965) rotate (2.27521121289981) translate (3.55389574823457cm 9.64018121859478cm)" svg:viewBox="0 0 1964 2002" svg:d="M0 0c1949 0 1964 2002 1964 2002">
          <text:p/>
        </draw:path>
        <draw:path draw:style-name="gr3" draw:text-style-name="P4" draw:layer="layout" svg:width="4.92cm" svg:height="4.845cm" draw:transform="skewX (-0.268431638956728) rotate (-2.46684836476879) translate (12.2670420683996cm 12.7544384344832cm)" svg:viewBox="0 0 4921 4846" svg:d="M0 0c4892 0 4921 4846 4921 4846">
          <text:p/>
        </draw:path>
        <draw:frame draw:style-name="gr4" draw:text-style-name="P4" draw:layer="layout" svg:width="2.866cm" svg:height="1.034cm" svg:x="6.92cm" svg:y="0.525cm">
          <draw:text-box>
            <text:p text:style-name="P1">suavizar</text:p>
          </draw:text-box>
        </draw:frame>
        <draw:frame draw:style-name="gr4" draw:text-style-name="P4" draw:layer="layout" svg:width="2.866cm" svg:height="1.034cm" svg:x="6.92cm" svg:y="14.625cm">
          <draw:text-box>
            <text:p text:style-name="P1">agrupar</text:p>
          </draw:text-box>
        </draw:frame>
        <draw:frame draw:style-name="gr4" draw:text-style-name="P4" draw:layer="layout" svg:width="2.866cm" svg:height="1.034cm" svg:x="0.22cm" svg:y="7.625cm">
          <draw:text-box>
            <text:p text:style-name="P1">sumar</text:p>
          </draw:text-box>
        </draw:frame>
        <draw:frame draw:style-name="gr5" draw:text-style-name="P4" draw:layer="layout" svg:width="3.913cm" svg:height="1.165cm" svg:x="13.487cm" svg:y="7.621cm">
          <draw:text-box>
            <text:p text:style-name="P1">diferenciar</text:p>
          </draw:text-box>
        </draw:frame>
        <draw:frame draw:style-name="gr6" draw:text-style-name="P4" draw:layer="layout" svg:width="3.166cm" svg:height="1.229cm" svg:x="8.02cm" svg:y="7.625cm">
          <draw:text-box>
            <text:p text:style-name="P1">integrar</text:p>
          </draw:text-box>
        </draw:frame>
        <draw:frame draw:style-name="gr7" draw:text-style-name="P6" draw:layer="layout" svg:width="2.134cm" svg:height="2.384cm" svg:x="5.713cm" svg:y="7.625cm">
          <draw:text-box>
            <text:p text:style-name="P5">rest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17T14:14:43.631295841</meta:creation-date>
    <dc:date>2022-07-09T14:35:18.689869783</dc:date>
    <meta:editing-duration>PT11M39S</meta:editing-duration>
    <meta:editing-cycles>5</meta:editing-cycles>
    <meta:generator>LibreOffice/7.3.4.2$Linux_X86_64 LibreOffice_project/30$Build-2</meta:generator>
    <meta:document-statistic meta:object-count="16"/>
  </office:meta>
</office:document-meta>
</file>